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subtitle">
      <style:graphic-properties draw:fill-color="#ffffff" draw:auto-grow-height="true" fo:min-height="18.773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subtitle" style:list-style-name="L2">
      <style:graphic-properties draw:fill-color="#ffffff"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 style:list-style-name="L4">
      <style:graphic-properties fo:min-height="13.609cm"/>
    </style:style>
    <style:style style:name="pr7" style:family="presentation" style:parent-style-name="Glossy-outline1" style:list-style-name="L4">
      <style:graphic-properties fo:min-height="13.609cm"/>
    </style:style>
    <style:style style:name="pr8" style:family="presentation" style:parent-style-name="Glossy-subtitle" style:list-style-name="L2">
      <style:graphic-properties draw:fill-color="#ffffff" fo:min-height="13.609cm"/>
    </style:style>
    <style:style style:name="pr9" style:family="presentation" style:parent-style-name="Glossy-subtitle" style:list-style-name="L2">
      <style:graphic-properties draw:fill-color="#ffffff" fo:min-height="13.609cm"/>
    </style:style>
    <style:style style:name="pr10" style:family="presentation" style:parent-style-name="Glossy-subtitle" style:list-style-name="L2">
      <style:graphic-properties draw:fill-color="#ffffff" fo:min-height="13.609cm"/>
    </style:style>
    <style:style style:name="P1" style:family="paragraph">
      <style:text-properties fo:font-family="Ubuntu" style:font-pitch="variable" fo:font-weight="bold" style:font-weight-asian="bold" style:font-weight-complex="bold"/>
    </style:style>
    <style:style style:name="P2" style:family="paragraph">
      <style:text-properties fo:font-family="Ubuntu" style:font-pitch="variable"/>
    </style:style>
    <style:style style:name="P3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</style:style>
    <style:style style:name="P4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fo:font-size="28pt"/>
    </style:style>
    <style:style style:name="P5" style:family="paragraph">
      <style:paragraph-properties fo:margin-left="0cm" fo:margin-right="0cm" fo:margin-top="1.524cm" fo:margin-bottom="0cm" fo:text-align="center" fo:text-indent="0cm"/>
      <style:text-properties fo:font-family="Ubuntu" style:font-pitch="variable" fo:font-size="28pt" style:font-size-asian="28pt" style:font-size-complex="28pt"/>
    </style:style>
    <style:style style:name="P6" style:family="paragraph">
      <style:paragraph-properties fo:margin-left="-1.2cm" fo:margin-right="0cm" fo:text-indent="0cm"/>
    </style:style>
    <style:style style:name="P7" style:family="paragraph">
      <style:paragraph-properties fo:margin-left="-1.2cm" fo:margin-right="0cm" fo:text-indent="0cm"/>
      <style:text-properties fo:font-family="Ubuntu" style:font-pitch="variable" fo:font-size="22pt" style:font-size-asian="22pt" style:font-size-complex="22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fo:font-family="Ubuntu" style:font-pitch="variable" fo:font-size="28pt" style:font-size-asian="28pt" style:font-size-complex="28pt"/>
    </style:style>
    <style:style style:name="T1" style:family="text">
      <style:text-properties fo:font-family="Ubuntu" style:font-pitch="variable" fo:font-weight="bold" style:font-weight-asian="bold" style:font-weight-complex="bold"/>
    </style:style>
    <style:style style:name="T2" style:family="text">
      <style:text-properties fo:font-family="Ubuntu" style:font-pitch="variable"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Ubuntu" style:font-pitch="variable" fo:font-size="28pt" style:font-size-asian="28pt" style:font-size-complex="28pt"/>
    </style:style>
    <style:style style:name="T5" style:family="text">
      <style:text-properties fo:font-family="Ubuntu" style:font-pitch="variable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family="Ubuntu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1.016cm"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style:use-window-font-color="true" fo:font-size="70%"/>
      </text:list-level-style-bullet>
    </text:list-style>
    <text:list-style style:name="L3">
      <text:list-level-style-bullet text:level="1" text:bullet-char="➢">
        <style:list-level-properties text:min-label-width="1.016cm"/>
        <style:text-properties fo:font-family="StarSymbol" style:font-charset="x-symbol" fo:color="#000000" fo:font-size="70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fo:color="#000000" fo:font-size="70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fo:color="#000000" fo:font-size="70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fo:color="#000000" fo:font-size="70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fo:color="#000000" fo:font-size="70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fo:color="#000000" fo:font-size="70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fo:color="#000000" fo:font-size="70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fo:color="#000000" fo:font-size="70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fo:color="#000000" fo:font-size="70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fo:color="#000000" fo:font-size="70%"/>
      </text:list-level-style-bullet>
    </text:list-style>
    <text:list-style style:name="L4">
      <text:list-level-style-bullet text:level="1" text:bullet-char="">
        <style:list-level-properties text:space-before="1.2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0cm" presentation:class="subtitle" presentation:user-transformed="true">
          <draw:text-box>
            <text:p><text:span text:style-name="T1">Class string in C++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Strings in C++</text:span></text:p>
          </draw:text-box>
        </draw:frame>
        <draw:frame presentation:style-name="pr4" draw:text-style-name="P5" draw:layer="layout" svg:width="25.199cm" svg:height="13.609cm" svg:x="1.4cm" svg:y="5.038cm" presentation:class="subtitle" presentation:user-transformed="true">
          <draw:text-box>
            <text:list text:style-name="L2">
              <text:list-item>
                <text:p text:style-name="P3"><text:span text:style-name="T2">Για την αναπαράσταση συμβολοσειρών, εκτός από τον κλασικό τρόπο της C με πίνακες χαρακτήρων, η C++ παρέχει τον τύπο string (include το &lt;string&gt;)</text:span></text:p>
              </text:list-item>
              <text:list-item>
                <text:p text:style-name="P3"><text:span text:style-name="T2">Η κλάση string χειρίζεται εσωτερικά την συμβολοσειρά καθώς και κάνει δυναμική διαχείριση της μνήμης ώστε να μπορεί να αυξομειώνεται το μέγεθος με ευκολία</text:span></text:p>
              </text:list-item>
            </text:list>
            <text:list text:style-name="L3">
              <text:list-item>
                <text:p text:style-name="P4"><text:span text:style-name="T2">Αντίστοιχα, φροντίζει κατά την καταστροφή να απελευθερώνεται η μνήμη που έχει δεσμευτεί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Παράδειγμα χρήσης string</text:span></text:p>
          </draw:text-box>
        </draw:frame>
        <draw:frame presentation:style-name="pr6" draw:text-style-name="P7" draw:layer="layout" svg:width="26.67cm" svg:height="16.485cm" svg:x="1.27cm" svg:y="4.215cm" presentation:class="outline" presentation:user-transformed="true">
          <draw:text-box>
            <text:list text:style-name="L4">
              <text:list-header>
                <text:p text:style-name="P6"><text:span text:style-name="T3">#include &lt;iostream&gt;</text:span></text:p>
                <text:p text:style-name="P6"><text:span text:style-name="T3">#include &lt;string&gt;</text:span></text:p>
                <text:p text:style-name="P6"><text:span text:style-name="T3">using namespace std;</text:span></text:p>
                <text:p text:style-name="P6"><text:span text:style-name="T3">int main(void) {</text:span></text:p>
              </text:list-header>
            </text:list>
            <text:list text:style-name="L5">
              <text:list-item>
                <text:list>
                  <text:list-header>
                    <text:p><text:span text:style-name="T3">string hello("Hello"), world = "world", hw = hello + " " + world;</text:span></text:p>
                    <text:p><text:span text:style-name="T3">cout &lt;&lt; hello &lt;&lt; " " &lt;&lt; world &lt;&lt; "\n" &lt;&lt; hw &lt;&lt; endl;</text:span></text:p>
                    <text:p><text:span text:style-name="T3">hw[6] = 'W';</text:span></text:p>
                    <text:p><text:span text:style-name="T3">cout &lt;&lt; hw &lt;&lt; endl;</text:span></text:p>
                    <text:p><text:span text:style-name="T3">string big("This is a big string litteral");</text:span></text:p>
                    <text:p><text:span text:style-name="T3">cout &lt;&lt; big.size() &lt;&lt; " " &lt;&lt; endl;</text:span></text:p>
                    <text:p><text:span text:style-name="T3">big.clear();</text:span></text:p>
                    <text:p><text:span text:style-name="T3">cout &lt;&lt; (big.empty() ? "The string is empty" : big) &lt;&lt; endl;</text:span></text:p>
                  </text:list-header>
                </text:list>
              </text:list-item>
            </text:list>
            <text:list text:style-name="L4">
              <text:list-header>
                <text:p text:style-name="P6"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3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Παράδειγμα χρήσης string</text:span></text:p>
          </draw:text-box>
        </draw:frame>
        <draw:frame presentation:style-name="pr7" draw:text-style-name="P7" draw:layer="layout" svg:width="26.67cm" svg:height="13.609cm" svg:x="1.27cm" svg:y="4.215cm" presentation:class="outline" presentation:user-transformed="true">
          <draw:text-box>
            <text:list text:style-name="L4">
              <text:list-header>
                <text:p text:style-name="P6"><text:span text:style-name="T3">$ ./a.out </text:span></text:p>
                <text:p text:style-name="P6"><text:span text:style-name="T3">Hello world</text:span></text:p>
                <text:p text:style-name="P6"><text:span text:style-name="T3">Hello world</text:span></text:p>
                <text:p text:style-name="P6"><text:span text:style-name="T3">Hello World</text:span></text:p>
                <text:p text:style-name="P6"><text:span text:style-name="T3">29 </text:span></text:p>
                <text:p text:style-name="P6"><text:span text:style-name="T3">The string is empt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Strings in C++ - συναρτήσεις-μέλη</text:span></text:p>
          </draw:text-box>
        </draw:frame>
        <draw:frame presentation:style-name="pr8" draw:text-style-name="P9" draw:layer="layout" svg:width="25.199cm" svg:height="13.609cm" svg:x="1.4cm" svg:y="5.038cm" presentation:class="subtitle" presentation:user-transformed="true">
          <draw:text-box>
            <text:list text:style-name="L2">
              <text:list-item>
                <text:p text:style-name="P4"><text:span text:style-name="T4">Η συνάρτηση </text:span><text:span text:style-name="T5">compare</text:span><text:span text:style-name="T4"> συγκρίνει δύο συμβολοσειρές (ή κομμάτια αυτών) μεταξύ τους</text:span></text:p>
              </text:list-item>
              <text:list-item>
                <text:p text:style-name="P4"><text:span text:style-name="T2">Η συνάρτηση </text:span><text:span text:style-name="T6">c_str</text:span><text:span text:style-name="T2"> επιστρέφει μια αναπαράσταση της συμβολοσειράς σαν πίνακα χαρακτήρων</text:span></text:p>
              </text:list-item>
              <text:list-item>
                <text:p text:style-name="P4"><text:span text:style-name="T4">Η συνάρτηση </text:span><text:span text:style-name="T5">substr</text:span><text:span text:style-name="T4"> επιστρέφει ένα υποσύνολο της αρχικής συμβολοσειράς</text:span></text:p>
              </text:list-item>
              <text:list-item>
                <text:p text:style-name="P4"><text:span text:style-name="T2">Η συνάρτηση </text:span><text:span text:style-name="T6">swap</text:span><text:span text:style-name="T2"> αντιμεταθέτει τις συμβολοσειρές που είναι αποθηκευμένες σε δύο st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301cm" svg:y="0cm" presentation:class="title">
          <draw:text-box>
            <text:p><text:span text:style-name="T1">Strings in C++ - συναρτήσεις-μέλη</text:span></text:p>
          </draw:text-box>
        </draw:frame>
        <draw:frame presentation:style-name="pr9" draw:text-style-name="P9" draw:layer="layout" svg:width="25.199cm" svg:height="15.623cm" svg:x="1.4cm" svg:y="4.032cm" presentation:class="subtitle" presentation:user-transformed="true">
          <draw:text-box>
            <text:list text:style-name="L2">
              <text:list-item>
                <text:p text:style-name="P4"><text:span text:style-name="T4">Η συνάρτηση </text:span><text:span text:style-name="T5">replace</text:span><text:span text:style-name="T4"> αντικαθιστά ένα κομμάτι της συμβολοσειράς με κάποια άλλη συμβολοσειρά ή χαρακτήρα</text:span></text:p>
              </text:list-item>
              <text:list-item>
                <text:p text:style-name="P4"><text:span text:style-name="T2">Η συνάρτηση </text:span><text:span text:style-name="T6">erase</text:span><text:span text:style-name="T2"> σβήνει κάποιο κομμάτι της συμβολοσειράς</text:span></text:p>
              </text:list-item>
              <text:list-item>
                <text:p text:style-name="P4"><text:span text:style-name="T2">Η συνάρτηση </text:span><text:span text:style-name="T6">insert</text:span><text:span text:style-name="T2"> εισάγει σε κάποιο σημείο της αρχικής συμβολοσειράς, κάποια άλλη</text:span></text:p>
              </text:list-item>
              <text:list-item>
                <text:p text:style-name="P4"><text:span text:style-name="T2">Η συνάρτηση </text:span><text:span text:style-name="T6">append</text:span><text:span text:style-name="T2"> προσαρτά στη συμβολοσειρά μία άλλη, ενώ η συνάρτηση </text:span><text:span text:style-name="T6">push_back</text:span><text:span text:style-name="T2"> προσαρτά απλά ένα χαρακτήρα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0">
        <office:forms form:automatic-focus="false" form:apply-design-mode="false"/>
        <draw:frame presentation:style-name="pr3" draw:text-style-name="P2" draw:layer="layout" svg:width="26.004cm" svg:height="3.507cm" svg:x="1.301cm" svg:y="0cm" presentation:class="title" presentation:user-transformed="true">
          <draw:text-box>
            <text:p><text:span text:style-name="T1">Reference – Χρήσιμοι Σύνδεσμοι</text:span></text:p>
          </draw:text-box>
        </draw:frame>
        <draw:frame presentation:style-name="pr10" draw:text-style-name="P9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2"><text:a xlink:href="http://www.cplusplus.com/reference/string/string/">class string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</meta:initial-creator>
    <meta:creation-date>2010-09-27T15:35:57</meta:creation-date>
    <meta:editing-duration>PT14H38M28S</meta:editing-duration>
    <meta:editing-cycles>145</meta:editing-cycles>
    <dc:date>2010-11-19T17:00:23</dc:date>
    <dc:creator>george </dc:creator>
    <meta:generator>OpenOffice.org/3.2$Unix OpenOffice.org_project/320m19$Build-9505</meta:generator>
    <meta:document-statistic meta:object-count="59"/>
  </office:meta>
</office:document-meta>
</file>